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9.853cm"/>
    </style:style>
    <style:style style:name="pr7" style:family="presentation" style:parent-style-name="oranssi-subtitle">
      <style:graphic-properties draw:fill="solid" draw:fill-color="#ffffff" draw:auto-grow-height="true" fo:min-height="11.49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r11" style:family="presentation" style:parent-style-name="oranssi-subtitle">
      <style:graphic-properties draw:fill="solid" draw:fill-color="#ffffff" draw:auto-grow-height="true" fo:min-height="16.421cm"/>
    </style:style>
    <style:style style:name="pr12" style:family="presentation" style:parent-style-name="oranssi-outline1">
      <style:graphic-properties fo:min-height="15.58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name="FreeMono" fo:font-size="22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FreeMono"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FreeMono" fo:font-size="16pt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</text:span><text:span text:style-name="T7">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</text:span><text:span text:style-name="T7">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</text:span><text:span text:style-name="T7">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</text:span><text:span text:style-name="T11"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</text:span><text:span text:style-name="T11">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</text:span><text:span text:style-name="T11"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11" draw:text-style-name="P7" draw:layer="layout" svg:width="23.64cm" svg:height="16.421cm" svg:x="2.19cm" svg:y="3.982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7">int v1;</text:span></text:p>
            <text:p text:style-name="P6"><text:span text:style-name="T7"><text:s text:c="4"/></text:span><text:span text:style-name="T7">char v2[13];</text:span></text:p>
            <text:p text:style-name="P6"><text:span text:style-name="T7"><text:s text:c="4"/></text:span><text:span text:style-name="T7">struct Data v3;</text:span></text:p>
            <text:p text:style-name="P6"><text:span text:style-name="T7"/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arq-03.bin", </text:span><text:span text:style-name="T7">"rb");</text:span></text:p>
            <text:p text:style-name="P6"><text:span text:style-name="T7"/></text:p>
            <text:p text:style-name="P6"><text:span text:style-name="T7"><text:s text:c="4"/></text:span><text:span text:style-name="T8">fread</text:span><text:span text:style-name="T7">(&amp;v1, </text:span><text:span text:style-name="T8">sizeof</text:span><text:span text:style-name="T7">(</text:span><text:span text:style-name="T8">int</text:span><text:span text:style-name="T7">), 1, f);</text:span></text:p>
            <text:p text:style-name="P6"><text:span text:style-name="T7"><text:s text:c="4"/></text:span><text:span text:style-name="T8">fread</text:span><text:span text:style-name="T7">(v2, </text:span><text:span text:style-name="T8">sizeof</text:span><text:span text:style-name="T7">(</text:span><text:span text:style-name="T8">char</text:span><text:span text:style-name="T7">), 12, </text:span><text:span text:style-name="T7">f);</text:span></text:p>
            <text:p text:style-name="P6"><text:span text:style-name="T7"><text:s text:c="4"/></text:span><text:span text:style-name="T7">v2[12] = '\0';</text:span></text:p>
            <text:p text:style-name="P6"><text:span text:style-name="T7"><text:s text:c="4"/></text:span><text:span text:style-name="T8">fread</text:span><text:span text:style-name="T7">(&amp;v3, </text:span><text:span text:style-name="T8">sizeof</text:span><text:span text:style-name="T7">(struct </text:span><text:span text:style-name="T7">Data), 1, f);</text:span></text:p>
            <text:p text:style-name="P6"><text:span text:style-name="T7"/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/></text:p>
            <text:p text:style-name="P6"><text:span text:style-name="T7"><text:s text:c="4"/></text:span><text:span text:style-name="T7">printf("%d %s (%d/%d/%d)\n", </text:span><text:span text:style-name="T7">v1, v2,</text:span></text:p>
            <text:p text:style-name="P6"><text:span text:style-name="T7"><text:s text:c="29"/></text:span><text:span text:style-name="T7">v3.dia, v3.mes, v3.ano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dados: <text:span text:style-name="T9">fwrite</text:span></text:p>
              </text:list-item>
              <text:list-item>
                <text:p>Ler dados: <text:span text:style-name="T9">f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Exercício 7.6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1</text:p>
          </draw:text-box>
        </draw:frame>
        <draw:frame presentation:style-name="pr12" draw:layer="layout" svg:width="25.199cm" svg:height="15.775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4">Criar uma estrutura </text:span><text:span text:style-name="T15">Pessoa</text:span><text:span text:style-name="T14"> para guardar</text:span></text:p>
                <text:list>
                  <text:list-item>
                    <text:p xml:id="id2" text:id="id2"><text:span text:style-name="T16">uma </text:span><text:span text:style-name="T17">idade</text:span><text:span text:style-name="T16"> em um inteiro.</text:span></text:p>
                  </text:list-item>
                  <text:list-item>
                    <text:p xml:id="id3" text:id="id3"><text:span text:style-name="T16">um </text:span><text:span text:style-name="T17">nome</text:span><text:span text:style-name="T16"> em um vetor de </text:span><text:span text:style-name="T18">até</text:span><text:span text:style-name="T16"> 50 caracteres</text:span></text:p>
                  </text:list-item>
                </text:list>
              </text:list-item>
              <text:list-item>
                <text:p xml:id="id4" text:id="id4"><text:span text:style-name="T14">Escrita</text:span></text:p>
                <text:list>
                  <text:list-item>
                    <text:p xml:id="id5" text:id="id5"><text:span text:style-name="T16">Criar um vetor de </text:span><text:span text:style-name="T18">até</text:span><text:span text:style-name="T16"> 100 pessoas.</text:span></text:p>
                  </text:list-item>
                  <text:list-item>
                    <text:p xml:id="id6" text:id="id6"><text:span text:style-name="T16">Fazer um loop para ler </text:span><text:span text:style-name="T17">N</text:span><text:span text:style-name="T16"> pessoas.</text:span></text:p>
                    <text:list>
                      <text:list-item>
                        <text:p xml:id="id7" text:id="id7"><text:span text:style-name="T19">N</text:span><text:span text:style-name="T20"> deve ser lido pelo teclado.</text:span></text:p>
                      </text:list-item>
                    </text:list>
                  </text:list-item>
                  <text:list-item>
                    <text:p xml:id="id8" text:id="id8"><text:span text:style-name="T16">Gravar as </text:span><text:span text:style-name="T17">N</text:span><text:span text:style-name="T16"> pessoas em um arquivo binário </text:span><text:span text:style-name="T17">ex8.bin</text:span><text:span text:style-name="T16">.</text:span></text:p>
                  </text:list-item>
                </text:list>
              </text:list-item>
              <text:list-item>
                <text:p xml:id="id9" text:id="id9" text:style-name="P9"><text:span text:style-name="T14">Leitura</text:span></text:p>
                <text:list>
                  <text:list-item>
                    <text:p xml:id="id10" text:id="id10"><text:span text:style-name="T16">Ler o arquivo </text:span><text:span text:style-name="T17">ex8.bin</text:span><text:span text:style-name="T16"> inteiro para um vetor de até 100 pessoas.</text:span></text:p>
                  </text:list-item>
                  <text:list-item>
                    <text:p xml:id="id11" text:id="id11"><text:span text:style-name="T16">Exibir todas as pessoas.</text:span></text:p>
                  </text:list-item>
                </text:list>
              </text:list-item>
              <text:list-item>
                <text:p xml:id="id12" text:id="id12"><text:span text:style-name="T21">O objetivo é gravar no arquivo somente o que for necessári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5</meta:editing-cycles>
    <meta:editing-duration>P61DT3H39M15S</meta:editing-duration>
    <meta:initial-creator>chico </meta:initial-creator>
    <dc:date>2019-06-05T14:40:02.513226499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